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96" table:style-name="ta1">
        <table:shapes>
          <draw:frame draw:z-index="0" draw:style-name="gr1" draw:text-style-name="P1" svg:width="15.999cm" svg:height="8.999cm" svg:x="12.264cm" svg:y="4.629cm">
            <draw:object draw:notify-on-update-of-ranges="n96.B13:n96.B13 n96.B14:n96.B22 n96.C13:n96.C13 n96.C14:n96.C22 n96.D13:n96.D13 n96.D14:n96.D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</table:table-row>
        <table:table-row table:style-name="ro1">
          <table:table-cell office:value-type="string" calcext:value-type="string">
            <text:p>u-ch427-n96-start-paper-00</text:p>
          </table:table-cell>
          <table:table-cell office:value-type="float" office:value="84.471" calcext:value-type="float">
            <text:p>84.471</text:p>
          </table:table-cell>
          <table:table-cell office:value-type="float" office:value="17.17" calcext:value-type="float">
            <text:p>17.17</text:p>
          </table:table-cell>
          <table:table-cell table:formula="of:=[.B2]-[.C2]" office:value-type="float" office:value="67.301" calcext:value-type="float">
            <text:p>67.3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0:17:34Z</text:p>
          </table:table-cell>
          <table:table-cell office:value-type="string" calcext:value-type="string">
            <text:p>2022-03-10T00:17:42Z</text:p>
          </table:table-cell>
          <table:table-cell office:value-type="string" calcext:value-type="string">
            <text:p>2022-03-10T00:19:27Z</text:p>
          </table:table-cell>
          <table:table-cell office:value-type="string" calcext:value-type="string">
            <text:p>SUCCEEDED</text:p>
          </table:table-cell>
          <table:table-cell office:value-type="float" office:value="1229806" calcext:value-type="float">
            <text:p>1229806</text:p>
          </table:table-cell>
          <table:table-cell office:value-type="float" office:value="198360" calcext:value-type="float">
            <text:p>198360</text:p>
          </table:table-cell>
          <table:table-cell office:value-type="float" office:value="12.866" calcext:value-type="float">
            <text:p>12.866</text:p>
          </table:table-cell>
          <table:table-cell office:value-type="float" office:value="0.432" calcext:value-type="float">
            <text:p>0.432</text:p>
          </table:table-cell>
          <table:table-cell office:value-type="float" office:value="0.598" calcext:value-type="float">
            <text:p>0.59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-ch427-n96-start-paper-01</text:p>
          </table:table-cell>
          <table:table-cell office:value-type="float" office:value="74.089" calcext:value-type="float">
            <text:p>74.089</text:p>
          </table:table-cell>
          <table:table-cell office:value-type="float" office:value="15.78" calcext:value-type="float">
            <text:p>15.78</text:p>
          </table:table-cell>
          <table:table-cell table:formula="of:=[.B3]-[.C3]" office:value-type="float" office:value="58.309" calcext:value-type="float">
            <text:p>58.30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0:17:40Z</text:p>
          </table:table-cell>
          <table:table-cell office:value-type="string" calcext:value-type="string">
            <text:p>2022-03-10T00:17:46Z</text:p>
          </table:table-cell>
          <table:table-cell office:value-type="string" calcext:value-type="string">
            <text:p>2022-03-10T00:19:20Z</text:p>
          </table:table-cell>
          <table:table-cell office:value-type="string" calcext:value-type="string">
            <text:p>SUCCEEDED</text:p>
          </table:table-cell>
          <table:table-cell office:value-type="float" office:value="1229807" calcext:value-type="float">
            <text:p>1229807</text:p>
          </table:table-cell>
          <table:table-cell office:value-type="float" office:value="235139" calcext:value-type="float">
            <text:p>235139</text:p>
          </table:table-cell>
          <table:table-cell office:value-type="float" office:value="10.279" calcext:value-type="float">
            <text:p>10.279</text:p>
          </table:table-cell>
          <table:table-cell office:value-type="float" office:value="0.414" calcext:value-type="float">
            <text:p>0.414</text:p>
          </table:table-cell>
          <table:table-cell office:value-type="float" office:value="0.556" calcext:value-type="float">
            <text:p>0.5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-ch427-n96-start-paper-10</text:p>
          </table:table-cell>
          <table:table-cell office:value-type="float" office:value="74.371" calcext:value-type="float">
            <text:p>74.371</text:p>
          </table:table-cell>
          <table:table-cell office:value-type="float" office:value="13.66" calcext:value-type="float">
            <text:p>13.66</text:p>
          </table:table-cell>
          <table:table-cell table:formula="of:=[.B4]-[.C4]" office:value-type="float" office:value="60.711" calcext:value-type="float">
            <text:p>60.7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0:17:51Z</text:p>
          </table:table-cell>
          <table:table-cell office:value-type="string" calcext:value-type="string">
            <text:p>2022-03-10T00:18:04Z</text:p>
          </table:table-cell>
          <table:table-cell office:value-type="string" calcext:value-type="string">
            <text:p>2022-03-10T00:19:37Z</text:p>
          </table:table-cell>
          <table:table-cell office:value-type="string" calcext:value-type="string">
            <text:p>SUCCEEDED</text:p>
          </table:table-cell>
          <table:table-cell office:value-type="float" office:value="1229808" calcext:value-type="float">
            <text:p>1229808</text:p>
          </table:table-cell>
          <table:table-cell office:value-type="float" office:value="69303" calcext:value-type="float">
            <text:p>69303</text:p>
          </table:table-cell>
          <table:table-cell office:value-type="float" office:value="13.977" calcext:value-type="float">
            <text:p>13.977</text:p>
          </table:table-cell>
          <table:table-cell office:value-type="float" office:value="0.39" calcext:value-type="float">
            <text:p>0.39</text:p>
          </table:table-cell>
          <table:table-cell office:value-type="float" office:value="0.551" calcext:value-type="float">
            <text:p>0.5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-ch427-n96-start-paper-100</text:p>
          </table:table-cell>
          <table:table-cell office:value-type="float" office:value="81.195" calcext:value-type="float">
            <text:p>81.195</text:p>
          </table:table-cell>
          <table:table-cell office:value-type="float" office:value="17.36" calcext:value-type="float">
            <text:p>17.36</text:p>
          </table:table-cell>
          <table:table-cell table:formula="of:=[.B5]-[.C5]" office:value-type="float" office:value="63.835" calcext:value-type="float">
            <text:p>63.83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0:18:04Z</text:p>
          </table:table-cell>
          <table:table-cell office:value-type="string" calcext:value-type="string">
            <text:p>2022-03-10T00:19:52Z</text:p>
          </table:table-cell>
          <table:table-cell office:value-type="string" calcext:value-type="string">
            <text:p>2022-03-10T00:21:30Z</text:p>
          </table:table-cell>
          <table:table-cell office:value-type="string" calcext:value-type="string">
            <text:p>SUCCEEDED</text:p>
          </table:table-cell>
          <table:table-cell office:value-type="float" office:value="1229809" calcext:value-type="float">
            <text:p>1229809</text:p>
          </table:table-cell>
          <table:table-cell office:value-type="float" office:value="213709" calcext:value-type="float">
            <text:p>213709</text:p>
          </table:table-cell>
          <table:table-cell office:value-type="float" office:value="9.52" calcext:value-type="float">
            <text:p>9.52</text:p>
          </table:table-cell>
          <table:table-cell office:value-type="float" office:value="0.455" calcext:value-type="float">
            <text:p>0.455</text:p>
          </table:table-cell>
          <table:table-cell office:value-type="float" office:value="0.6" calcext:value-type="float">
            <text:p>0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-ch427-n96-start-paper-150</text:p>
          </table:table-cell>
          <table:table-cell office:value-type="float" office:value="74.455" calcext:value-type="float">
            <text:p>74.455</text:p>
          </table:table-cell>
          <table:table-cell office:value-type="float" office:value="15.41" calcext:value-type="float">
            <text:p>15.41</text:p>
          </table:table-cell>
          <table:table-cell table:formula="of:=[.B6]-[.C6]" office:value-type="float" office:value="59.045" calcext:value-type="float">
            <text:p>59.04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0:18:16Z</text:p>
          </table:table-cell>
          <table:table-cell office:value-type="string" calcext:value-type="string">
            <text:p>2022-03-10T00:19:52Z</text:p>
          </table:table-cell>
          <table:table-cell office:value-type="string" calcext:value-type="string">
            <text:p>2022-03-10T00:21:21Z</text:p>
          </table:table-cell>
          <table:table-cell office:value-type="string" calcext:value-type="string">
            <text:p>SUCCEEDED</text:p>
          </table:table-cell>
          <table:table-cell office:value-type="float" office:value="1229811" calcext:value-type="float">
            <text:p>1229811</text:p>
          </table:table-cell>
          <table:table-cell office:value-type="float" office:value="238703" calcext:value-type="float">
            <text:p>238703</text:p>
          </table:table-cell>
          <table:table-cell office:value-type="float" office:value="10.585" calcext:value-type="float">
            <text:p>10.585</text:p>
          </table:table-cell>
          <table:table-cell office:value-type="float" office:value="0.411" calcext:value-type="float">
            <text:p>0.411</text:p>
          </table:table-cell>
          <table:table-cell office:value-type="float" office:value="0.556" calcext:value-type="float">
            <text:p>0.5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-ch427-n96-start-paper-20</text:p>
          </table:table-cell>
          <table:table-cell office:value-type="float" office:value="87.363" calcext:value-type="float">
            <text:p>87.363</text:p>
          </table:table-cell>
          <table:table-cell office:value-type="float" office:value="19.53" calcext:value-type="float">
            <text:p>19.53</text:p>
          </table:table-cell>
          <table:table-cell table:formula="of:=[.B7]-[.C7]" office:value-type="float" office:value="67.833" calcext:value-type="float">
            <text:p>67.83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1:00:49Z</text:p>
          </table:table-cell>
          <table:table-cell office:value-type="string" calcext:value-type="string">
            <text:p>2022-03-10T01:00:58Z</text:p>
          </table:table-cell>
          <table:table-cell office:value-type="string" calcext:value-type="string">
            <text:p>2022-03-10T01:02:46Z</text:p>
          </table:table-cell>
          <table:table-cell office:value-type="string" calcext:value-type="string">
            <text:p>SUCCEEDED</text:p>
          </table:table-cell>
          <table:table-cell office:value-type="float" office:value="1229924" calcext:value-type="float">
            <text:p>1229924</text:p>
          </table:table-cell>
          <table:table-cell office:value-type="float" office:value="235099" calcext:value-type="float">
            <text:p>235099</text:p>
          </table:table-cell>
          <table:table-cell office:value-type="float" office:value="12.158" calcext:value-type="float">
            <text:p>12.158</text:p>
          </table:table-cell>
          <table:table-cell office:value-type="float" office:value="0.433" calcext:value-type="float">
            <text:p>0.433</text:p>
          </table:table-cell>
          <table:table-cell office:value-type="float" office:value="0.598" calcext:value-type="float">
            <text:p>0.59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-ch427-n96-start-paper-200</text:p>
          </table:table-cell>
          <table:table-cell office:value-type="float" office:value="71.137" calcext:value-type="float">
            <text:p>71.137</text:p>
          </table:table-cell>
          <table:table-cell office:value-type="float" office:value="12.75" calcext:value-type="float">
            <text:p>12.75</text:p>
          </table:table-cell>
          <table:table-cell table:formula="of:=[.B8]-[.C8]" office:value-type="float" office:value="58.387" calcext:value-type="float">
            <text:p>58.387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1:01:06Z</text:p>
          </table:table-cell>
          <table:table-cell office:value-type="string" calcext:value-type="string">
            <text:p>2022-03-10T01:01:18Z</text:p>
          </table:table-cell>
          <table:table-cell office:value-type="string" calcext:value-type="string">
            <text:p>2022-03-10T01:02:46Z</text:p>
          </table:table-cell>
          <table:table-cell office:value-type="string" calcext:value-type="string">
            <text:p>SUCCEEDED</text:p>
          </table:table-cell>
          <table:table-cell office:value-type="float" office:value="1229929" calcext:value-type="float">
            <text:p>1229929</text:p>
          </table:table-cell>
          <table:table-cell office:value-type="float" office:value="256942" calcext:value-type="float">
            <text:p>256942</text:p>
          </table:table-cell>
          <table:table-cell office:value-type="float" office:value="7.869" calcext:value-type="float">
            <text:p>7.869</text:p>
          </table:table-cell>
          <table:table-cell office:value-type="float" office:value="0.393" calcext:value-type="float">
            <text:p>0.393</text:p>
          </table:table-cell>
          <table:table-cell office:value-type="float" office:value="0.557" calcext:value-type="float">
            <text:p>0.5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-ch427-n96-start-paper-30</text:p>
          </table:table-cell>
          <table:table-cell office:value-type="float" office:value="73.167" calcext:value-type="float">
            <text:p>73.167</text:p>
          </table:table-cell>
          <table:table-cell office:value-type="float" office:value="14.57" calcext:value-type="float">
            <text:p>14.57</text:p>
          </table:table-cell>
          <table:table-cell table:formula="of:=[.B9]-[.C9]" office:value-type="float" office:value="58.597" calcext:value-type="float">
            <text:p>58.59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1:01:23Z</text:p>
          </table:table-cell>
          <table:table-cell office:value-type="string" calcext:value-type="string">
            <text:p>2022-03-10T01:01:40Z</text:p>
          </table:table-cell>
          <table:table-cell office:value-type="string" calcext:value-type="string">
            <text:p>2022-03-10T01:03:08Z</text:p>
          </table:table-cell>
          <table:table-cell office:value-type="string" calcext:value-type="string">
            <text:p>SUCCEEDED</text:p>
          </table:table-cell>
          <table:table-cell office:value-type="float" office:value="1229934" calcext:value-type="float">
            <text:p>1229934</text:p>
          </table:table-cell>
          <table:table-cell office:value-type="float" office:value="91158" calcext:value-type="float">
            <text:p>91158</text:p>
          </table:table-cell>
          <table:table-cell office:value-type="float" office:value="10.722" calcext:value-type="float">
            <text:p>10.722</text:p>
          </table:table-cell>
          <table:table-cell office:value-type="float" office:value="0.393" calcext:value-type="float">
            <text:p>0.393</text:p>
          </table:table-cell>
          <table:table-cell office:value-type="float" office:value="0.563" calcext:value-type="float">
            <text:p>0.5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-ch427-n96-start-paper-50</text:p>
          </table:table-cell>
          <table:table-cell office:value-type="float" office:value="80.16" calcext:value-type="float">
            <text:p>80.16</text:p>
          </table:table-cell>
          <table:table-cell office:value-type="float" office:value="17.62" calcext:value-type="float">
            <text:p>17.62</text:p>
          </table:table-cell>
          <table:table-cell table:formula="of:=[.B10]-[.C10]" office:value-type="float" office:value="62.54" calcext:value-type="float">
            <text:p>62.54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1:01:37Z</text:p>
          </table:table-cell>
          <table:table-cell office:value-type="string" calcext:value-type="string">
            <text:p>2022-03-10T01:02:49Z</text:p>
          </table:table-cell>
          <table:table-cell office:value-type="string" calcext:value-type="string">
            <text:p>2022-03-10T01:04:27Z</text:p>
          </table:table-cell>
          <table:table-cell office:value-type="string" calcext:value-type="string">
            <text:p>SUCCEEDED</text:p>
          </table:table-cell>
          <table:table-cell office:value-type="float" office:value="1229938" calcext:value-type="float">
            <text:p>1229938</text:p>
          </table:table-cell>
          <table:table-cell office:value-type="float" office:value="31029" calcext:value-type="float">
            <text:p>31029</text:p>
          </table:table-cell>
          <table:table-cell office:value-type="float" office:value="12.234" calcext:value-type="float">
            <text:p>12.234</text:p>
          </table:table-cell>
          <table:table-cell office:value-type="float" office:value="0.411" calcext:value-type="float">
            <text:p>0.411</text:p>
          </table:table-cell>
          <table:table-cell office:value-type="float" office:value="0.55" calcext:value-type="float">
            <text:p>0.55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4.471" calcext:value-type="float">
            <text:p>84.471</text:p>
          </table:table-cell>
          <table:table-cell office:value-type="float" office:value="67.301" calcext:value-type="float">
            <text:p>67.3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4.089" calcext:value-type="float">
            <text:p>74.089</text:p>
          </table:table-cell>
          <table:table-cell office:value-type="float" office:value="58.309" calcext:value-type="float">
            <text:p>58.3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4.371" calcext:value-type="float">
            <text:p>74.371</text:p>
          </table:table-cell>
          <table:table-cell office:value-type="float" office:value="60.711" calcext:value-type="float">
            <text:p>60.7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1.195" calcext:value-type="float">
            <text:p>81.195</text:p>
          </table:table-cell>
          <table:table-cell office:value-type="float" office:value="63.835" calcext:value-type="float">
            <text:p>63.8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74.455" calcext:value-type="float">
            <text:p>74.455</text:p>
          </table:table-cell>
          <table:table-cell office:value-type="float" office:value="59.045" calcext:value-type="float">
            <text:p>59.0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7.363" calcext:value-type="float">
            <text:p>87.363</text:p>
          </table:table-cell>
          <table:table-cell office:value-type="float" office:value="67.833" calcext:value-type="float">
            <text:p>67.8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71.137" calcext:value-type="float">
            <text:p>71.137</text:p>
          </table:table-cell>
          <table:table-cell office:value-type="float" office:value="58.387" calcext:value-type="float">
            <text:p>58.38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3.167" calcext:value-type="float">
            <text:p>73.167</text:p>
          </table:table-cell>
          <table:table-cell office:value-type="float" office:value="58.597" calcext:value-type="float">
            <text:p>58.59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0.16" calcext:value-type="float">
            <text:p>80.16</text:p>
          </table:table-cell>
          <table:table-cell office:value-type="float" office:value="62.54" calcext:value-type="float">
            <text:p>62.54</text:p>
          </table:table-cell>
          <table:table-cell table:number-columns-repeated="1020"/>
        </table:table-row>
      </table:table>
      <table:table table:name="n216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</table:table-row>
        <table:table-row table:style-name="ro1">
          <table:table-cell office:value-type="string" calcext:value-type="string">
            <text:p>u-ch427-n216-start-paper-00</text:p>
          </table:table-cell>
          <table:table-cell office:value-type="float" office:value="226.549" calcext:value-type="float">
            <text:p>226.549</text:p>
          </table:table-cell>
          <table:table-cell office:value-type="float" office:value="52.16" calcext:value-type="float">
            <text:p>52.16</text:p>
          </table:table-cell>
          <table:table-cell table:formula="of:=[.B2]-[.C2]" office:value-type="float" office:value="174.389" calcext:value-type="float">
            <text:p>174.38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07:24Z</text:p>
          </table:table-cell>
          <table:table-cell office:value-type="string" calcext:value-type="string">
            <text:p>2022-03-10T02:07:56Z</text:p>
          </table:table-cell>
          <table:table-cell office:value-type="string" calcext:value-type="string">
            <text:p>2022-03-10T02:12:06Z</text:p>
          </table:table-cell>
          <table:table-cell office:value-type="string" calcext:value-type="string">
            <text:p>SUCCEEDED</text:p>
          </table:table-cell>
          <table:table-cell office:value-type="float" office:value="1230258" calcext:value-type="float">
            <text:p>1230258</text:p>
          </table:table-cell>
          <table:table-cell office:value-type="float" office:value="251413" calcext:value-type="float">
            <text:p>251413</text:p>
          </table:table-cell>
          <table:table-cell office:value-type="float" office:value="23.033" calcext:value-type="float">
            <text:p>23.033</text:p>
          </table:table-cell>
          <table:table-cell office:value-type="float" office:value="0.773" calcext:value-type="float">
            <text:p>0.773</text:p>
          </table:table-cell>
          <table:table-cell office:value-type="float" office:value="0.739" calcext:value-type="float">
            <text:p>0.7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-ch427-n216-start-paper-01</text:p>
          </table:table-cell>
          <table:table-cell office:value-type="float" office:value="238.147" calcext:value-type="float">
            <text:p>238.147</text:p>
          </table:table-cell>
          <table:table-cell office:value-type="float" office:value="52.62" calcext:value-type="float">
            <text:p>52.62</text:p>
          </table:table-cell>
          <table:table-cell table:formula="of:=[.B3]-[.C3]" office:value-type="float" office:value="185.527" calcext:value-type="float">
            <text:p>185.52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07:36Z</text:p>
          </table:table-cell>
          <table:table-cell office:value-type="string" calcext:value-type="string">
            <text:p>2022-03-10T02:07:56Z</text:p>
          </table:table-cell>
          <table:table-cell office:value-type="string" calcext:value-type="string">
            <text:p>2022-03-10T02:12:16Z</text:p>
          </table:table-cell>
          <table:table-cell office:value-type="string" calcext:value-type="string">
            <text:p>SUCCEEDED</text:p>
          </table:table-cell>
          <table:table-cell office:value-type="float" office:value="1230261" calcext:value-type="float">
            <text:p>1230261</text:p>
          </table:table-cell>
          <table:table-cell office:value-type="float" office:value="166519" calcext:value-type="float">
            <text:p>166519</text:p>
          </table:table-cell>
          <table:table-cell office:value-type="float" office:value="23.047" calcext:value-type="float">
            <text:p>23.047</text:p>
          </table:table-cell>
          <table:table-cell office:value-type="float" office:value="0.797" calcext:value-type="float">
            <text:p>0.797</text:p>
          </table:table-cell>
          <table:table-cell office:value-type="float" office:value="0.745" calcext:value-type="float">
            <text:p>0.7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-ch427-n216-start-paper-10</text:p>
          </table:table-cell>
          <table:table-cell office:value-type="float" office:value="204.609" calcext:value-type="float">
            <text:p>204.609</text:p>
          </table:table-cell>
          <table:table-cell office:value-type="float" office:value="48.34" calcext:value-type="float">
            <text:p>48.34</text:p>
          </table:table-cell>
          <table:table-cell table:formula="of:=[.B4]-[.C4]" office:value-type="float" office:value="156.269" calcext:value-type="float">
            <text:p>156.26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04:52Z</text:p>
          </table:table-cell>
          <table:table-cell office:value-type="string" calcext:value-type="string">
            <text:p>2022-03-10T02:05:57Z</text:p>
          </table:table-cell>
          <table:table-cell office:value-type="string" calcext:value-type="string">
            <text:p>2022-03-10T02:10:05Z</text:p>
          </table:table-cell>
          <table:table-cell office:value-type="string" calcext:value-type="string">
            <text:p>SUCCEEDED</text:p>
          </table:table-cell>
          <table:table-cell office:value-type="float" office:value="1230233" calcext:value-type="float">
            <text:p>1230233</text:p>
          </table:table-cell>
          <table:table-cell office:value-type="float" office:value="168232" calcext:value-type="float">
            <text:p>168232</text:p>
          </table:table-cell>
          <table:table-cell office:value-type="float" office:value="17.062" calcext:value-type="float">
            <text:p>17.062</text:p>
          </table:table-cell>
          <table:table-cell office:value-type="float" office:value="0.793" calcext:value-type="float">
            <text:p>0.793</text:p>
          </table:table-cell>
          <table:table-cell office:value-type="float" office:value="0.748" calcext:value-type="float">
            <text:p>0.7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-ch427-n216-start-paper-20</text:p>
          </table:table-cell>
          <table:table-cell office:value-type="float" office:value="176.307" calcext:value-type="float">
            <text:p>176.307</text:p>
          </table:table-cell>
          <table:table-cell office:value-type="float" office:value="51.64" calcext:value-type="float">
            <text:p>51.64</text:p>
          </table:table-cell>
          <table:table-cell table:formula="of:=[.B5]-[.C5]" office:value-type="float" office:value="124.667" calcext:value-type="float">
            <text:p>124.667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17:51Z</text:p>
          </table:table-cell>
          <table:table-cell office:value-type="string" calcext:value-type="string">
            <text:p>2022-03-10T02:19:01Z</text:p>
          </table:table-cell>
          <table:table-cell office:value-type="string" calcext:value-type="string">
            <text:p>2022-03-10T02:22:19Z</text:p>
          </table:table-cell>
          <table:table-cell office:value-type="string" calcext:value-type="string">
            <text:p>SUCCEEDED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21989" calcext:value-type="float">
            <text:p>21989</text:p>
          </table:table-cell>
          <table:table-cell office:value-type="float" office:value="15.178" calcext:value-type="float">
            <text:p>15.178</text:p>
          </table:table-cell>
          <table:table-cell office:value-type="float" office:value="0.767" calcext:value-type="float">
            <text:p>0.767</text:p>
          </table:table-cell>
          <table:table-cell office:value-type="float" office:value="0.743" calcext:value-type="float">
            <text:p>0.7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-ch427-n216-start-paper-30</text:p>
          </table:table-cell>
          <table:table-cell office:value-type="float" office:value="194.564" calcext:value-type="float">
            <text:p>194.564</text:p>
          </table:table-cell>
          <table:table-cell office:value-type="float" office:value="51.48" calcext:value-type="float">
            <text:p>51.48</text:p>
          </table:table-cell>
          <table:table-cell table:formula="of:=[.B6]-[.C6]" office:value-type="float" office:value="143.084" calcext:value-type="float">
            <text:p>143.08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08:39Z</text:p>
          </table:table-cell>
          <table:table-cell office:value-type="string" calcext:value-type="string">
            <text:p>2022-03-10T02:09:00Z</text:p>
          </table:table-cell>
          <table:table-cell office:value-type="string" calcext:value-type="string">
            <text:p>2022-03-10T02:12:38Z</text:p>
          </table:table-cell>
          <table:table-cell office:value-type="string" calcext:value-type="string">
            <text:p>SUCCEEDED</text:p>
          </table:table-cell>
          <table:table-cell office:value-type="float" office:value="1230270" calcext:value-type="float">
            <text:p>1230270</text:p>
          </table:table-cell>
          <table:table-cell office:value-type="float" office:value="207831" calcext:value-type="float">
            <text:p>207831</text:p>
          </table:table-cell>
          <table:table-cell office:value-type="float" office:value="12.521" calcext:value-type="float">
            <text:p>12.521</text:p>
          </table:table-cell>
          <table:table-cell office:value-type="float" office:value="0.757" calcext:value-type="float">
            <text:p>0.757</text:p>
          </table:table-cell>
          <table:table-cell office:value-type="float" office:value="0.741" calcext:value-type="float">
            <text:p>0.7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-ch427-n216-start-paper-50</text:p>
          </table:table-cell>
          <table:table-cell office:value-type="float" office:value="187.263" calcext:value-type="float">
            <text:p>187.263</text:p>
          </table:table-cell>
          <table:table-cell office:value-type="float" office:value="49.88" calcext:value-type="float">
            <text:p>49.88</text:p>
          </table:table-cell>
          <table:table-cell table:formula="of:=[.B7]-[.C7]" office:value-type="float" office:value="137.383" calcext:value-type="float">
            <text:p>137.383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13:51Z</text:p>
          </table:table-cell>
          <table:table-cell office:value-type="string" calcext:value-type="string">
            <text:p>2022-03-10T02:14:57Z</text:p>
          </table:table-cell>
          <table:table-cell office:value-type="string" calcext:value-type="string">
            <text:p>2022-03-10T02:18:29Z</text:p>
          </table:table-cell>
          <table:table-cell office:value-type="string" calcext:value-type="string">
            <text:p>SUCCEEDED</text:p>
          </table:table-cell>
          <table:table-cell office:value-type="float" office:value="1230309" calcext:value-type="float">
            <text:p>1230309</text:p>
          </table:table-cell>
          <table:table-cell office:value-type="float" office:value="225608" calcext:value-type="float">
            <text:p>225608</text:p>
          </table:table-cell>
          <table:table-cell office:value-type="float" office:value="19.585" calcext:value-type="float">
            <text:p>19.585</text:p>
          </table:table-cell>
          <table:table-cell office:value-type="float" office:value="0.775" calcext:value-type="float">
            <text:p>0.775</text:p>
          </table:table-cell>
          <table:table-cell office:value-type="float" office:value="0.747" calcext:value-type="float">
            <text:p>0.747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.549" calcext:value-type="float">
            <text:p>226.549</text:p>
          </table:table-cell>
          <table:table-cell office:value-type="float" office:value="1" calcext:value-type="float">
            <text:p>1</text:p>
          </table:table-cell>
          <table:table-cell office:value-type="float" office:value="226.549" calcext:value-type="float">
            <text:p>226.5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.389" calcext:value-type="float">
            <text:p>174.389</text:p>
          </table:table-cell>
          <table:table-cell office:value-type="float" office:value="0" calcext:value-type="float">
            <text:p>0</text:p>
          </table:table-cell>
          <table:table-cell office:value-type="float" office:value="226.549" calcext:value-type="float">
            <text:p>226.549</text:p>
          </table:table-cell>
          <table:table-cell office:value-type="float" office:value="174.389" calcext:value-type="float">
            <text:p>174.389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8.147" calcext:value-type="float">
            <text:p>238.147</text:p>
          </table:table-cell>
          <table:table-cell office:value-type="float" office:value="1" calcext:value-type="float">
            <text:p>1</text:p>
          </table:table-cell>
          <table:table-cell office:value-type="float" office:value="238.147" calcext:value-type="float">
            <text:p>238.1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.527" calcext:value-type="float">
            <text:p>185.527</text:p>
          </table:table-cell>
          <table:table-cell office:value-type="float" office:value="1" calcext:value-type="float">
            <text:p>1</text:p>
          </table:table-cell>
          <table:table-cell office:value-type="float" office:value="238.147" calcext:value-type="float">
            <text:p>238.147</text:p>
          </table:table-cell>
          <table:table-cell office:value-type="float" office:value="185.527" calcext:value-type="float">
            <text:p>185.527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4.609" calcext:value-type="float">
            <text:p>204.609</text:p>
          </table:table-cell>
          <table:table-cell office:value-type="float" office:value="1" calcext:value-type="float">
            <text:p>1</text:p>
          </table:table-cell>
          <table:table-cell office:value-type="float" office:value="204.609" calcext:value-type="float">
            <text:p>204.6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6.269" calcext:value-type="float">
            <text:p>156.269</text:p>
          </table:table-cell>
          <table:table-cell office:value-type="float" office:value="10" calcext:value-type="float">
            <text:p>10</text:p>
          </table:table-cell>
          <table:table-cell office:value-type="float" office:value="204.609" calcext:value-type="float">
            <text:p>204.609</text:p>
          </table:table-cell>
          <table:table-cell office:value-type="float" office:value="156.269" calcext:value-type="float">
            <text:p>156.269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76.307" calcext:value-type="float">
            <text:p>176.307</text:p>
          </table:table-cell>
          <table:table-cell office:value-type="float" office:value="1" calcext:value-type="float">
            <text:p>1</text:p>
          </table:table-cell>
          <table:table-cell office:value-type="float" office:value="176.307" calcext:value-type="float">
            <text:p>176.30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4.667" calcext:value-type="float">
            <text:p>124.667</text:p>
          </table:table-cell>
          <table:table-cell office:value-type="float" office:value="20" calcext:value-type="float">
            <text:p>20</text:p>
          </table:table-cell>
          <table:table-cell office:value-type="float" office:value="176.307" calcext:value-type="float">
            <text:p>176.307</text:p>
          </table:table-cell>
          <table:table-cell office:value-type="float" office:value="124.667" calcext:value-type="float">
            <text:p>124.667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94.564" calcext:value-type="float">
            <text:p>194.564</text:p>
          </table:table-cell>
          <table:table-cell office:value-type="float" office:value="1" calcext:value-type="float">
            <text:p>1</text:p>
          </table:table-cell>
          <table:table-cell office:value-type="float" office:value="194.564" calcext:value-type="float">
            <text:p>194.56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3.084" calcext:value-type="float">
            <text:p>143.084</text:p>
          </table:table-cell>
          <table:table-cell office:value-type="float" office:value="30" calcext:value-type="float">
            <text:p>30</text:p>
          </table:table-cell>
          <table:table-cell office:value-type="float" office:value="194.564" calcext:value-type="float">
            <text:p>194.564</text:p>
          </table:table-cell>
          <table:table-cell office:value-type="float" office:value="143.084" calcext:value-type="float">
            <text:p>143.084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.263" calcext:value-type="float">
            <text:p>187.263</text:p>
          </table:table-cell>
          <table:table-cell office:value-type="float" office:value="1" calcext:value-type="float">
            <text:p>1</text:p>
          </table:table-cell>
          <table:table-cell office:value-type="float" office:value="187.263" calcext:value-type="float">
            <text:p>187.26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7.383" calcext:value-type="float">
            <text:p>137.383</text:p>
          </table:table-cell>
          <table:table-cell office:value-type="float" office:value="50" calcext:value-type="float">
            <text:p>50</text:p>
          </table:table-cell>
          <table:table-cell office:value-type="float" office:value="187.263" calcext:value-type="float">
            <text:p>187.263</text:p>
          </table:table-cell>
          <table:table-cell office:value-type="float" office:value="137.383" calcext:value-type="float">
            <text:p>137.38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/>
          <table:table-cell>
            <draw:frame table:end-cell-address="n216.M36" table:end-x="0.195cm" table:end-y="0.421cm" draw:z-index="0" draw:style-name="gr1" draw:text-style-name="P1" svg:width="15.999cm" svg:height="8.999cm" svg:x="0.001cm" svg:y="0.002cm">
              <draw:object draw:notify-on-update-of-ranges="n216.B18:n216.B23 n216.B18:n216.B23 n216.C17:n216.C17 n216.C18:n216.C23 n216.B18:n216.B23 n216.D17:n216.D17 n216.D18:n216.D2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6.549" calcext:value-type="float">
            <text:p>226.549</text:p>
          </table:table-cell>
          <table:table-cell office:value-type="float" office:value="174.389" calcext:value-type="float">
            <text:p>174.38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38.147" calcext:value-type="float">
            <text:p>238.147</text:p>
          </table:table-cell>
          <table:table-cell office:value-type="float" office:value="185.527" calcext:value-type="float">
            <text:p>185.5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4.609" calcext:value-type="float">
            <text:p>204.609</text:p>
          </table:table-cell>
          <table:table-cell office:value-type="float" office:value="156.269" calcext:value-type="float">
            <text:p>156.26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6.307" calcext:value-type="float">
            <text:p>176.307</text:p>
          </table:table-cell>
          <table:table-cell office:value-type="float" office:value="124.667" calcext:value-type="float">
            <text:p>124.66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4.564" calcext:value-type="float">
            <text:p>194.564</text:p>
          </table:table-cell>
          <table:table-cell office:value-type="float" office:value="143.084" calcext:value-type="float">
            <text:p>143.0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87.263" calcext:value-type="float">
            <text:p>187.263</text:p>
          </table:table-cell>
          <table:table-cell office:value-type="float" office:value="137.383" calcext:value-type="float">
            <text:p>137.383</text:p>
          </table:table-cell>
          <table:table-cell table:number-columns-repeated="1020"/>
        </table:table-row>
      </table:table>
      <table:table table:name="n512" table:style-name="ta1">
        <table:shapes>
          <draw:frame draw:z-index="0" draw:style-name="gr1" draw:text-style-name="P1" svg:width="15.999cm" svg:height="8.999cm" svg:x="12.264cm" svg:y="4.164cm">
            <draw:object draw:notify-on-update-of-ranges="n512.B10:n512.B10 n512.B11:n512.B15 n512.C10:n512.C10 n512.C11:n512.C15 n512.D10:n512.D10 n512.D11:n512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</table:table-row>
        <table:table-row table:style-name="ro1">
          <table:table-cell office:value-type="string" calcext:value-type="string">
            <text:p>u-ch427-n512-start-paper-00</text:p>
          </table:table-cell>
          <table:table-cell office:value-type="float" office:value="5417.603" calcext:value-type="float">
            <text:p>5417.603</text:p>
          </table:table-cell>
          <table:table-cell office:value-type="float" office:value="117.3" calcext:value-type="float">
            <text:p>117.3</text:p>
          </table:table-cell>
          <table:table-cell table:formula="of:=[.B2]-[.C2]" office:value-type="float" office:value="5300.303" calcext:value-type="float">
            <text:p>5300.30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0T02:25:57Z</text:p>
          </table:table-cell>
          <table:table-cell office:value-type="string" calcext:value-type="string">
            <text:p>2022-03-10T02:30:57Z</text:p>
          </table:table-cell>
          <table:table-cell office:value-type="string" calcext:value-type="string">
            <text:p>2022-03-10T04:02:15Z</text:p>
          </table:table-cell>
          <table:table-cell office:value-type="string" calcext:value-type="string">
            <text:p>SUCCEEDED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58817" calcext:value-type="float">
            <text:p>158817</text:p>
          </table:table-cell>
          <table:table-cell office:value-type="float" office:value="169.6" calcext:value-type="float">
            <text:p>169.6</text:p>
          </table:table-cell>
          <table:table-cell office:value-type="float" office:value="36.611" calcext:value-type="float">
            <text:p>36.611</text:p>
          </table:table-cell>
          <table:table-cell office:value-type="float" office:value="35.888" calcext:value-type="float">
            <text:p>35.8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-ch427-n512-start-paper-01</text:p>
          </table:table-cell>
          <table:table-cell office:value-type="float" office:value="5741.451" calcext:value-type="float">
            <text:p>5741.451</text:p>
          </table:table-cell>
          <table:table-cell office:value-type="float" office:value="134.96" calcext:value-type="float">
            <text:p>134.96</text:p>
          </table:table-cell>
          <table:table-cell table:formula="of:=[.B3]-[.C3]" office:value-type="float" office:value="5606.491" calcext:value-type="float">
            <text:p>5606.49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0T02:26:02Z</text:p>
          </table:table-cell>
          <table:table-cell office:value-type="string" calcext:value-type="string">
            <text:p>2022-03-10T02:59:56Z</text:p>
          </table:table-cell>
          <table:table-cell office:value-type="string" calcext:value-type="string">
            <text:p>2022-03-10T04:36:36Z</text:p>
          </table:table-cell>
          <table:table-cell office:value-type="string" calcext:value-type="string">
            <text:p>SUCCEEDED</text:p>
          </table:table-cell>
          <table:table-cell office:value-type="float" office:value="1230347" calcext:value-type="float">
            <text:p>1230347</text:p>
          </table:table-cell>
          <table:table-cell office:value-type="float" office:value="210526" calcext:value-type="float">
            <text:p>210526</text:p>
          </table:table-cell>
          <table:table-cell office:value-type="float" office:value="176.57" calcext:value-type="float">
            <text:p>176.57</text:p>
          </table:table-cell>
          <table:table-cell office:value-type="float" office:value="38.328" calcext:value-type="float">
            <text:p>38.328</text:p>
          </table:table-cell>
          <table:table-cell office:value-type="float" office:value="37.883" calcext:value-type="float">
            <text:p>37.8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-ch427-n512-start-paper-10</text:p>
          </table:table-cell>
          <table:table-cell office:value-type="float" office:value="5474.759" calcext:value-type="float">
            <text:p>5474.759</text:p>
          </table:table-cell>
          <table:table-cell office:value-type="float" office:value="117.3" calcext:value-type="float">
            <text:p>117.3</text:p>
          </table:table-cell>
          <table:table-cell table:formula="of:=[.B4]-[.C4]" office:value-type="float" office:value="5357.459" calcext:value-type="float">
            <text:p>5357.45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0T17:03:20Z</text:p>
          </table:table-cell>
          <table:table-cell office:value-type="string" calcext:value-type="string">
            <text:p>2022-03-10T17:03:46Z</text:p>
          </table:table-cell>
          <table:table-cell office:value-type="string" calcext:value-type="string">
            <text:p>2022-03-10T18:35:53Z</text:p>
          </table:table-cell>
          <table:table-cell office:value-type="string" calcext:value-type="string">
            <text:p>SUCCEEDED</text:p>
          </table:table-cell>
          <table:table-cell office:value-type="float" office:value="1234552" calcext:value-type="float">
            <text:p>1234552</text:p>
          </table:table-cell>
          <table:table-cell office:value-type="float" office:value="34972" calcext:value-type="float">
            <text:p>34972</text:p>
          </table:table-cell>
          <table:table-cell office:value-type="float" office:value="223.906" calcext:value-type="float">
            <text:p>223.906</text:p>
          </table:table-cell>
          <table:table-cell office:value-type="float" office:value="51.252" calcext:value-type="float">
            <text:p>51.252</text:p>
          </table:table-cell>
          <table:table-cell office:value-type="float" office:value="35.75" calcext:value-type="float">
            <text:p>35.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-ch427-n512-start-paper-20</text:p>
          </table:table-cell>
          <table:table-cell office:value-type="float" office:value="5289.891" calcext:value-type="float">
            <text:p>5289.891</text:p>
          </table:table-cell>
          <table:table-cell office:value-type="float" office:value="116.66" calcext:value-type="float">
            <text:p>116.66</text:p>
          </table:table-cell>
          <table:table-cell table:formula="of:=[.B5]-[.C5]" office:value-type="float" office:value="5173.231" calcext:value-type="float">
            <text:p>5173.23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0T02:53:42Z</text:p>
          </table:table-cell>
          <table:table-cell office:value-type="string" calcext:value-type="string">
            <text:p>2022-03-10T04:19:43Z</text:p>
          </table:table-cell>
          <table:table-cell office:value-type="string" calcext:value-type="string">
            <text:p>2022-03-10T05:48:48Z</text:p>
          </table:table-cell>
          <table:table-cell office:value-type="string" calcext:value-type="string">
            <text:p>SUCCEEDED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37839" calcext:value-type="float">
            <text:p>137839</text:p>
          </table:table-cell>
          <table:table-cell office:value-type="float" office:value="169.376" calcext:value-type="float">
            <text:p>169.376</text:p>
          </table:table-cell>
          <table:table-cell office:value-type="float" office:value="36.072" calcext:value-type="float">
            <text:p>36.072</text:p>
          </table:table-cell>
          <table:table-cell office:value-type="float" office:value="36.144" calcext:value-type="float">
            <text:p>36.1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-ch427-n512-start-paper-30</text:p>
          </table:table-cell>
          <table:table-cell office:value-type="float" office:value="5454.259" calcext:value-type="float">
            <text:p>5454.259</text:p>
          </table:table-cell>
          <table:table-cell office:value-type="float" office:value="115.3" calcext:value-type="float">
            <text:p>115.3</text:p>
          </table:table-cell>
          <table:table-cell table:formula="of:=[.B6]-[.C6]" office:value-type="float" office:value="5338.959" calcext:value-type="float">
            <text:p>5338.959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0T17:03:23Z</text:p>
          </table:table-cell>
          <table:table-cell office:value-type="string" calcext:value-type="string">
            <text:p>2022-03-10T17:37:56Z</text:p>
          </table:table-cell>
          <table:table-cell office:value-type="string" calcext:value-type="string">
            <text:p>2022-03-10T19:09:54Z</text:p>
          </table:table-cell>
          <table:table-cell office:value-type="string" calcext:value-type="string">
            <text:p>SUCCEEDED</text:p>
          </table:table-cell>
          <table:table-cell office:value-type="float" office:value="1234553" calcext:value-type="float">
            <text:p>1234553</text:p>
          </table:table-cell>
          <table:table-cell office:value-type="float" office:value="180879" calcext:value-type="float">
            <text:p>180879</text:p>
          </table:table-cell>
          <table:table-cell office:value-type="float" office:value="172.61" calcext:value-type="float">
            <text:p>172.61</text:p>
          </table:table-cell>
          <table:table-cell office:value-type="float" office:value="36.208" calcext:value-type="float">
            <text:p>36.208</text:p>
          </table:table-cell>
          <table:table-cell office:value-type="float" office:value="35.882" calcext:value-type="float">
            <text:p>35.882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417.603" calcext:value-type="float">
            <text:p>5417.603</text:p>
          </table:table-cell>
          <table:table-cell office:value-type="float" office:value="5300.303" calcext:value-type="float">
            <text:p>5300.3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741.451" calcext:value-type="float">
            <text:p>5741.451</text:p>
          </table:table-cell>
          <table:table-cell office:value-type="float" office:value="5606.491" calcext:value-type="float">
            <text:p>5606.49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74.759" calcext:value-type="float">
            <text:p>5474.759</text:p>
          </table:table-cell>
          <table:table-cell office:value-type="float" office:value="5357.459" calcext:value-type="float">
            <text:p>5357.4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289.891" calcext:value-type="float">
            <text:p>5289.891</text:p>
          </table:table-cell>
          <table:table-cell office:value-type="float" office:value="5173.231" calcext:value-type="float">
            <text:p>5173.2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454.259" calcext:value-type="float">
            <text:p>5454.259</text:p>
          </table:table-cell>
          <table:table-cell office:value-type="float" office:value="5338.959" calcext:value-type="float">
            <text:p>5338.959</text:p>
          </table:table-cell>
          <table:table-cell table:number-columns-repeated="1020"/>
        </table:table-row>
      </table:table>
      <table:table table:name="All" table:style-name="ta1">
        <table:shapes>
          <draw:frame draw:z-index="2" draw:style-name="gr1" draw:text-style-name="P1" svg:width="15.999cm" svg:height="8.999cm" svg:x="29.352cm" svg:y="5.419cm">
            <draw:object draw:notify-on-update-of-ranges="All.A14:All.A22 All.A14:All.A22 All.B13:All.B13 All.B14:All.B22 All.A14:All.A22 All.C13:All.C13 All.C14:All.C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29.352cm" svg:y="15.806cm">
            <draw:object draw:notify-on-update-of-ranges="All.A37:All.A45 All.A37:All.A45 All.B36:All.B36 All.B37:All.B45 All.A37:All.A45 All.C36:All.C36 All.C37:All.C4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ENSEM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/>
          <table:table-cell office:value-type="string" calcext:value-type="string">
            <text:p>ENSEM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/>
          <table:table-cell office:value-type="string" calcext:value-type="string">
            <text:p>ENSEM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.471" calcext:value-type="float">
            <text:p>84.471</text:p>
          </table:table-cell>
          <table:table-cell office:value-type="float" office:value="67.301" calcext:value-type="float">
            <text:p>67.3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6.549" calcext:value-type="float">
            <text:p>226.549</text:p>
          </table:table-cell>
          <table:table-cell office:value-type="float" office:value="174.389" calcext:value-type="float">
            <text:p>174.3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17.603" calcext:value-type="float">
            <text:p>5417.603</text:p>
          </table:table-cell>
          <table:table-cell office:value-type="float" office:value="5300.303" calcext:value-type="float">
            <text:p>5300.3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.089" calcext:value-type="float">
            <text:p>74.089</text:p>
          </table:table-cell>
          <table:table-cell office:value-type="float" office:value="58.309" calcext:value-type="float">
            <text:p>58.3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8.147" calcext:value-type="float">
            <text:p>238.147</text:p>
          </table:table-cell>
          <table:table-cell office:value-type="float" office:value="185.527" calcext:value-type="float">
            <text:p>185.5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41.451" calcext:value-type="float">
            <text:p>5741.451</text:p>
          </table:table-cell>
          <table:table-cell office:value-type="float" office:value="5606.491" calcext:value-type="float">
            <text:p>5606.4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.371" calcext:value-type="float">
            <text:p>74.371</text:p>
          </table:table-cell>
          <table:table-cell office:value-type="float" office:value="60.711" calcext:value-type="float">
            <text:p>60.7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4.609" calcext:value-type="float">
            <text:p>204.609</text:p>
          </table:table-cell>
          <table:table-cell office:value-type="float" office:value="156.269" calcext:value-type="float">
            <text:p>156.2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474.759" calcext:value-type="float">
            <text:p>5474.759</text:p>
          </table:table-cell>
          <table:table-cell office:value-type="float" office:value="5357.459" calcext:value-type="float">
            <text:p>5357.4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.195" calcext:value-type="float">
            <text:p>81.195</text:p>
          </table:table-cell>
          <table:table-cell office:value-type="float" office:value="63.835" calcext:value-type="float">
            <text:p>63.8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6.307" calcext:value-type="float">
            <text:p>176.307</text:p>
          </table:table-cell>
          <table:table-cell office:value-type="float" office:value="124.667" calcext:value-type="float">
            <text:p>124.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289.891" calcext:value-type="float">
            <text:p>5289.891</text:p>
          </table:table-cell>
          <table:table-cell office:value-type="float" office:value="5173.231" calcext:value-type="float">
            <text:p>5173.2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.455" calcext:value-type="float">
            <text:p>74.455</text:p>
          </table:table-cell>
          <table:table-cell office:value-type="float" office:value="59.045" calcext:value-type="float">
            <text:p>59.04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.564" calcext:value-type="float">
            <text:p>194.564</text:p>
          </table:table-cell>
          <table:table-cell office:value-type="float" office:value="143.084" calcext:value-type="float">
            <text:p>143.08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454.259" calcext:value-type="float">
            <text:p>5454.259</text:p>
          </table:table-cell>
          <table:table-cell office:value-type="float" office:value="5338.959" calcext:value-type="float">
            <text:p>5338.9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.363" calcext:value-type="float">
            <text:p>87.363</text:p>
          </table:table-cell>
          <table:table-cell office:value-type="float" office:value="67.833" calcext:value-type="float">
            <text:p>67.8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7.263" calcext:value-type="float">
            <text:p>187.263</text:p>
          </table:table-cell>
          <table:table-cell office:value-type="float" office:value="137.383" calcext:value-type="float">
            <text:p>137.383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1.137" calcext:value-type="float">
            <text:p>71.137</text:p>
          </table:table-cell>
          <table:table-cell office:value-type="float" office:value="58.387" calcext:value-type="float">
            <text:p>58.387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3.167" calcext:value-type="float">
            <text:p>73.167</text:p>
          </table:table-cell>
          <table:table-cell office:value-type="float" office:value="58.597" calcext:value-type="float">
            <text:p>58.597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.16" calcext:value-type="float">
            <text:p>80.16</text:p>
          </table:table-cell>
          <table:table-cell office:value-type="float" office:value="62.54" calcext:value-type="float">
            <text:p>62.54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NSEMBLE</text:p>
          </table:table-cell>
          <table:table-cell office:value-type="string" calcext:value-type="string">
            <text:p>N96</text:p>
          </table:table-cell>
          <table:table-cell office:value-type="string" calcext:value-type="string">
            <text:p>N216</text:p>
          </table:table-cell>
          <table:table-cell office:value-type="string" calcext:value-type="string">
            <text:p>N512</text:p>
          </table:table-cell>
          <table:table-cell/>
          <table:table-cell>
            <draw:frame table:end-cell-address="All.M32" table:end-x="0.196cm" table:end-y="0.42cm" draw:z-index="1" draw:style-name="gr1" draw:text-style-name="P1" svg:width="15.999cm" svg:height="8.999cm" svg:x="0.002cm" svg:y="0.001cm">
              <draw:object draw:notify-on-update-of-ranges="All.A14:All.A22 All.A14:All.A22 All.B13:All.B13 All.B14:All.B22 All.A14:All.A22 All.C13:All.C13 All.C14:All.C22 All.A14:All.A22 All.D13:All.D13 All.D14:All.D2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.471" calcext:value-type="float">
            <text:p>84.471</text:p>
          </table:table-cell>
          <table:table-cell office:value-type="float" office:value="226.549" calcext:value-type="float">
            <text:p>226.549</text:p>
          </table:table-cell>
          <table:table-cell office:value-type="float" office:value="5417.603" calcext:value-type="float">
            <text:p>5417.60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.089" calcext:value-type="float">
            <text:p>74.089</text:p>
          </table:table-cell>
          <table:table-cell office:value-type="float" office:value="238.147" calcext:value-type="float">
            <text:p>238.147</text:p>
          </table:table-cell>
          <table:table-cell office:value-type="float" office:value="5741.451" calcext:value-type="float">
            <text:p>5741.45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.371" calcext:value-type="float">
            <text:p>74.371</text:p>
          </table:table-cell>
          <table:table-cell office:value-type="float" office:value="204.609" calcext:value-type="float">
            <text:p>204.609</text:p>
          </table:table-cell>
          <table:table-cell office:value-type="float" office:value="5474.759" calcext:value-type="float">
            <text:p>5474.759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.195" calcext:value-type="float">
            <text:p>81.195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.455" calcext:value-type="float">
            <text:p>74.45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.363" calcext:value-type="float">
            <text:p>87.363</text:p>
          </table:table-cell>
          <table:table-cell office:value-type="float" office:value="176.307" calcext:value-type="float">
            <text:p>176.307</text:p>
          </table:table-cell>
          <table:table-cell office:value-type="float" office:value="5289.891" calcext:value-type="float">
            <text:p>5289.891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1.137" calcext:value-type="float">
            <text:p>71.137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3.167" calcext:value-type="float">
            <text:p>73.167</text:p>
          </table:table-cell>
          <table:table-cell office:value-type="float" office:value="194.564" calcext:value-type="float">
            <text:p>194.564</text:p>
          </table:table-cell>
          <table:table-cell office:value-type="float" office:value="5454.259" calcext:value-type="float">
            <text:p>5454.25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.16" calcext:value-type="float">
            <text:p>80.16</text:p>
          </table:table-cell>
          <table:table-cell office:value-type="float" office:value="187.263" calcext:value-type="float">
            <text:p>187.263</text:p>
          </table:table-cell>
          <table:table-cell table:number-columns-repeated="8"/>
        </table:table-row>
        <table:table-row table:style-name="ro1" table:number-rows-repeated="13">
          <table:table-cell table:number-columns-repeated="11"/>
        </table:table-row>
        <table:table-row table:style-name="ro1">
          <table:table-cell office:value-type="string" calcext:value-type="string">
            <text:p>ENSEMBLE</text:p>
          </table:table-cell>
          <table:table-cell office:value-type="string" calcext:value-type="string">
            <text:p>N96</text:p>
          </table:table-cell>
          <table:table-cell office:value-type="string" calcext:value-type="string">
            <text:p>N216</text:p>
          </table:table-cell>
          <table:table-cell office:value-type="string" calcext:value-type="string">
            <text:p>N512</text:p>
          </table:table-cell>
          <table:table-cell/>
          <table:table-cell>
            <draw:frame table:end-cell-address="All.M55" table:end-x="0.196cm" table:end-y="0.421cm" draw:z-index="0" draw:style-name="gr1" draw:text-style-name="P1" svg:width="15.999cm" svg:height="8.999cm" svg:x="0.002cm" svg:y="0.002cm">
              <draw:object draw:notify-on-update-of-ranges="All.A37:All.A45 All.A37:All.A45 All.B36:All.B36 All.B37:All.B45 All.A37:All.A45 All.C36:All.C36 All.C37:All.C45 All.A37:All.A45 All.D36:All.D36 All.D37:All.D4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.301" calcext:value-type="float">
            <text:p>67.301</text:p>
          </table:table-cell>
          <table:table-cell office:value-type="float" office:value="174.389" calcext:value-type="float">
            <text:p>174.389</text:p>
          </table:table-cell>
          <table:table-cell office:value-type="float" office:value="5300.303" calcext:value-type="float">
            <text:p>5300.30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309" calcext:value-type="float">
            <text:p>58.309</text:p>
          </table:table-cell>
          <table:table-cell office:value-type="float" office:value="185.527" calcext:value-type="float">
            <text:p>185.527</text:p>
          </table:table-cell>
          <table:table-cell office:value-type="float" office:value="5606.491" calcext:value-type="float">
            <text:p>5606.49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.711" calcext:value-type="float">
            <text:p>60.711</text:p>
          </table:table-cell>
          <table:table-cell office:value-type="float" office:value="156.269" calcext:value-type="float">
            <text:p>156.269</text:p>
          </table:table-cell>
          <table:table-cell office:value-type="float" office:value="5357.459" calcext:value-type="float">
            <text:p>5357.459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.835" calcext:value-type="float">
            <text:p>63.835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.045" calcext:value-type="float">
            <text:p>59.04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.833" calcext:value-type="float">
            <text:p>67.833</text:p>
          </table:table-cell>
          <table:table-cell office:value-type="float" office:value="124.667" calcext:value-type="float">
            <text:p>124.667</text:p>
          </table:table-cell>
          <table:table-cell office:value-type="float" office:value="5173.231" calcext:value-type="float">
            <text:p>5173.231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8.387" calcext:value-type="float">
            <text:p>58.387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.597" calcext:value-type="float">
            <text:p>58.597</text:p>
          </table:table-cell>
          <table:table-cell office:value-type="float" office:value="143.084" calcext:value-type="float">
            <text:p>143.084</text:p>
          </table:table-cell>
          <table:table-cell office:value-type="float" office:value="5338.959" calcext:value-type="float">
            <text:p>5338.95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.54" calcext:value-type="float">
            <text:p>62.54</text:p>
          </table:table-cell>
          <table:table-cell office:value-type="float" office:value="137.383" calcext:value-type="float">
            <text:p>137.38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/00/0000</text:date>, <text:time style:data-style-name="N2" text:time-value="20:57:08.983693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4:37:35.447529716</meta:creation-date>
    <dc:date>2022-06-11T22:05:23.780745159</dc:date>
    <meta:editing-duration>PT22H11M14S</meta:editing-duration>
    <meta:editing-cycles>6</meta:editing-cycles>
    <meta:generator>LibreOffice/6.4.7.2$Linux_X86_64 LibreOffice_project/40$Build-2</meta:generator>
    <meta:document-statistic meta:table-count="4" meta:cell-count="3642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7.401cm" svg:y="0.316cm" chart:style-name="ch2">
          <text:p>N216</text:p>
        </chart:title>
        <chart:legend chart:legend-position="end" svg:x="13.102cm" svg:y="3.952cm" style:legend-expansion="high" chart:style-name="ch3"/>
        <chart:plot-area chart:style-name="ch4" table:cell-range-address="n216.B17:n216.D23" chart:data-source-has-labels="both" svg:x="0.32cm" svg:y="1.275cm" svg:width="12.462cm" svg:height="7.545cm">
          <chartooo:coordinate-region svg:x="1.127cm" svg:y="1.474cm" svg:width="11.469cm" svg:height="6.699cm"/>
          <chart:axis chart:dimension="x" chart:name="primary-x" chart:style-name="ch5" chartooo:axis-type="auto">
            <chart:categories table:cell-range-address="n216.B18:n216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216.C18:n216.C23" chart:label-cell-address="n216.C17:n216.C17" chart:class="chart:scatter">
            <chart:domain table:cell-range-address="n216.B18:n216.B23"/>
            <chart:data-point chart:repeated="6"/>
          </chart:series>
          <chart:series chart:style-name="ch8" chart:values-cell-range-address="n216.D18:n216.D23" chart:label-cell-address="n216.D17:n216.D17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n216.C17:n216.C17</svg:desc>
                </draw:g>
              </table:table-cell>
              <table:table-cell office:value-type="string">
                <text:p>TIME-INITIAL</text:p>
                <draw:g>
                  <svg:desc>n216.D17:n216.D1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216.B18:n216.B23</svg:desc>
                </draw:g>
              </table:table-cell>
              <table:table-cell office:value-type="float" office:value="0">
                <text:p>0</text:p>
                <draw:g>
                  <svg:desc>n216.B18:n216.B23</svg:desc>
                </draw:g>
              </table:table-cell>
              <table:table-cell office:value-type="float" office:value="226.549">
                <text:p>226.549</text:p>
                <draw:g>
                  <svg:desc>n216.C18:n216.C23</svg:desc>
                </draw:g>
              </table:table-cell>
              <table:table-cell office:value-type="float" office:value="174.389">
                <text:p>174.389</text:p>
                <draw:g>
                  <svg:desc>n216.D18:n216.D2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8.147">
                <text:p>238.147</text:p>
              </table:table-cell>
              <table:table-cell office:value-type="float" office:value="185.527">
                <text:p>185.5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4.609">
                <text:p>204.609</text:p>
              </table:table-cell>
              <table:table-cell office:value-type="float" office:value="156.269">
                <text:p>156.2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6.307">
                <text:p>176.307</text:p>
              </table:table-cell>
              <table:table-cell office:value-type="float" office:value="124.667">
                <text:p>124.6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4.564">
                <text:p>194.564</text:p>
              </table:table-cell>
              <table:table-cell office:value-type="float" office:value="143.084">
                <text:p>143.0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87.263">
                <text:p>187.263</text:p>
              </table:table-cell>
              <table:table-cell office:value-type="float" office:value="137.383">
                <text:p>137.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01cm" svg:y="0.316cm" chart:style-name="ch2">
          <text:p>N512</text:p>
        </chart:title>
        <chart:legend chart:legend-position="end" svg:x="13.102cm" svg:y="3.952cm" style:legend-expansion="high" chart:style-name="ch3"/>
        <chart:plot-area chart:style-name="ch4" table:cell-range-address="n512.B10:n512.D15" chart:data-source-has-labels="both" svg:x="0.32cm" svg:y="1.275cm" svg:width="12.462cm" svg:height="7.545cm">
          <chartooo:coordinate-region svg:x="1.312cm" svg:y="1.474cm" svg:width="11.283cm" svg:height="6.699cm"/>
          <chart:axis chart:dimension="x" chart:name="primary-x" chart:style-name="ch5" chartooo:axis-type="auto">
            <chart:categories table:cell-range-address="n512.B11:n512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512.C11:n512.C15" chart:label-cell-address="n512.C10:n512.C10" chart:class="chart:scatter">
            <chart:domain table:cell-range-address="n512.B11:n512.B15"/>
            <chart:data-point chart:repeated="5"/>
          </chart:series>
          <chart:series chart:style-name="ch8" chart:values-cell-range-address="n512.D11:n512.D15" chart:label-cell-address="n512.D10:n512.D10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n512.C10:n512.C10</svg:desc>
                </draw:g>
              </table:table-cell>
              <table:table-cell office:value-type="string">
                <text:p>TIME-INITIAL</text:p>
                <draw:g>
                  <svg:desc>n512.D10:n512.D1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512.B11:n512.B15</svg:desc>
                </draw:g>
              </table:table-cell>
              <table:table-cell office:value-type="float" office:value="5417.603">
                <text:p>5417.603</text:p>
                <draw:g>
                  <svg:desc>n512.C11:n512.C15</svg:desc>
                </draw:g>
              </table:table-cell>
              <table:table-cell office:value-type="float" office:value="5300.303">
                <text:p>5300.303</text:p>
                <draw:g>
                  <svg:desc>n512.D11:n512.D1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741.451">
                <text:p>5741.451</text:p>
              </table:table-cell>
              <table:table-cell office:value-type="float" office:value="5606.491">
                <text:p>5606.4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74.759">
                <text:p>5474.759</text:p>
              </table:table-cell>
              <table:table-cell office:value-type="float" office:value="5357.459">
                <text:p>5357.4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289.891">
                <text:p>5289.891</text:p>
              </table:table-cell>
              <table:table-cell office:value-type="float" office:value="5173.231">
                <text:p>5173.2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454.259">
                <text:p>5454.259</text:p>
              </table:table-cell>
              <table:table-cell office:value-type="float" office:value="5338.959">
                <text:p>5338.9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2cm" svg:y="0.316cm" chart:style-name="ch2">
          <text:p>N96</text:p>
        </chart:title>
        <chart:legend chart:legend-position="end" svg:x="13.102cm" svg:y="3.952cm" style:legend-expansion="high" chart:style-name="ch3"/>
        <chart:plot-area chart:style-name="ch4" table:cell-range-address="n96.B13:n96.D22" chart:data-source-has-labels="both" svg:x="0.32cm" svg:y="1.275cm" svg:width="12.462cm" svg:height="7.545cm">
          <chartooo:coordinate-region svg:x="0.941cm" svg:y="1.474cm" svg:width="11.375cm" svg:height="6.699cm"/>
          <chart:axis chart:dimension="x" chart:name="primary-x" chart:style-name="ch5" chartooo:axis-type="auto">
            <chart:categories table:cell-range-address="n96.B14:n96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96.C14:n96.C22" chart:label-cell-address="n96.C13:n96.C13" chart:class="chart:scatter">
            <chart:domain table:cell-range-address="n96.B14:n96.B22"/>
            <chart:data-point chart:repeated="9"/>
          </chart:series>
          <chart:series chart:style-name="ch8" chart:values-cell-range-address="n96.D14:n96.D22" chart:label-cell-address="n96.D13:n96.D13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n96.C13:n96.C13</svg:desc>
                </draw:g>
              </table:table-cell>
              <table:table-cell office:value-type="string">
                <text:p>TIME-INITIAL</text:p>
                <draw:g>
                  <svg:desc>n96.D13:n96.D1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96.B14:n96.B22</svg:desc>
                </draw:g>
              </table:table-cell>
              <table:table-cell office:value-type="float" office:value="84.471">
                <text:p>84.471</text:p>
                <draw:g>
                  <svg:desc>n96.C14:n96.C22</svg:desc>
                </draw:g>
              </table:table-cell>
              <table:table-cell office:value-type="float" office:value="67.301">
                <text:p>67.301</text:p>
                <draw:g>
                  <svg:desc>n96.D14:n96.D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4.089">
                <text:p>74.089</text:p>
              </table:table-cell>
              <table:table-cell office:value-type="float" office:value="58.309">
                <text:p>58.3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4.371">
                <text:p>74.371</text:p>
              </table:table-cell>
              <table:table-cell office:value-type="float" office:value="60.711">
                <text:p>60.7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1.195">
                <text:p>81.195</text:p>
              </table:table-cell>
              <table:table-cell office:value-type="float" office:value="63.835">
                <text:p>63.8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4.455">
                <text:p>74.455</text:p>
              </table:table-cell>
              <table:table-cell office:value-type="float" office:value="59.045">
                <text:p>59.0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7.363">
                <text:p>87.363</text:p>
              </table:table-cell>
              <table:table-cell office:value-type="float" office:value="67.833">
                <text:p>67.8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1.137">
                <text:p>71.137</text:p>
              </table:table-cell>
              <table:table-cell office:value-type="float" office:value="58.387">
                <text:p>58.3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3.167">
                <text:p>73.167</text:p>
              </table:table-cell>
              <table:table-cell office:value-type="float" office:value="58.597">
                <text:p>58.5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0.16">
                <text:p>80.16</text:p>
              </table:table-cell>
              <table:table-cell office:value-type="float" office:value="62.54">
                <text:p>62.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7.388cm" svg:y="0.316cm" chart:style-name="ch2">
          <text:p>TIME</text:p>
        </chart:title>
        <chart:legend chart:legend-position="end" svg:x="14.451cm" svg:y="3.703cm" style:legend-expansion="high" chart:style-name="ch3"/>
        <chart:plot-area chart:style-name="ch4" table:cell-range-address="All.A13:All.D22" chart:data-source-has-labels="both" svg:x="0.32cm" svg:y="1.275cm" svg:width="13.811cm" svg:height="7.545cm">
          <chartooo:coordinate-region svg:x="1.312cm" svg:y="1.474cm" svg:width="12.539cm" svg:height="6.699cm"/>
          <chart:axis chart:dimension="x" chart:name="primary-x" chart:style-name="ch5" chartooo:axis-type="auto">
            <chart:categories table:cell-range-address="All.A14:All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14:All.B22" chart:label-cell-address="All.B13:All.B13" chart:class="chart:scatter">
            <chart:domain table:cell-range-address="All.A14:All.A22"/>
            <chart:data-point chart:repeated="9"/>
          </chart:series>
          <chart:series chart:style-name="ch8" chart:values-cell-range-address="All.C14:All.C22" chart:label-cell-address="All.C13:All.C13" chart:class="chart:scatter">
            <chart:data-point chart:repeated="9"/>
          </chart:series>
          <chart:series chart:style-name="ch9" chart:values-cell-range-address="All.D14:All.D22" chart:label-cell-address="All.D13:All.D13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96</text:p>
                <draw:g>
                  <svg:desc>All.B13:All.B13</svg:desc>
                </draw:g>
              </table:table-cell>
              <table:table-cell office:value-type="string">
                <text:p>N216</text:p>
                <draw:g>
                  <svg:desc>All.C13:All.C13</svg:desc>
                </draw:g>
              </table:table-cell>
              <table:table-cell office:value-type="string">
                <text:p>N512</text:p>
                <draw:g>
                  <svg:desc>All.D13:All.D1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ll.A14:All.A22</svg:desc>
                </draw:g>
              </table:table-cell>
              <table:table-cell office:value-type="float" office:value="0">
                <text:p>0</text:p>
                <draw:g>
                  <svg:desc>All.A14:All.A22</svg:desc>
                </draw:g>
              </table:table-cell>
              <table:table-cell office:value-type="float" office:value="84.471">
                <text:p>84.471</text:p>
                <draw:g>
                  <svg:desc>All.B14:All.B22</svg:desc>
                </draw:g>
              </table:table-cell>
              <table:table-cell office:value-type="float" office:value="226.549">
                <text:p>226.549</text:p>
                <draw:g>
                  <svg:desc>All.C14:All.C22</svg:desc>
                </draw:g>
              </table:table-cell>
              <table:table-cell office:value-type="float" office:value="5417.603">
                <text:p>5417.603</text:p>
                <draw:g>
                  <svg:desc>All.D14:All.D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4.089">
                <text:p>74.089</text:p>
              </table:table-cell>
              <table:table-cell office:value-type="float" office:value="238.147">
                <text:p>238.147</text:p>
              </table:table-cell>
              <table:table-cell office:value-type="float" office:value="5741.451">
                <text:p>5741.4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4.371">
                <text:p>74.371</text:p>
              </table:table-cell>
              <table:table-cell office:value-type="float" office:value="204.609">
                <text:p>204.609</text:p>
              </table:table-cell>
              <table:table-cell office:value-type="float" office:value="5474.759">
                <text:p>5474.7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1.195">
                <text:p>81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4.455">
                <text:p>74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7.363">
                <text:p>87.363</text:p>
              </table:table-cell>
              <table:table-cell office:value-type="float" office:value="176.307">
                <text:p>176.307</text:p>
              </table:table-cell>
              <table:table-cell office:value-type="float" office:value="5289.891">
                <text:p>5289.8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1.137">
                <text:p>71.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3.167">
                <text:p>73.167</text:p>
              </table:table-cell>
              <table:table-cell office:value-type="float" office:value="194.564">
                <text:p>194.564</text:p>
              </table:table-cell>
              <table:table-cell office:value-type="float" office:value="5454.259">
                <text:p>5454.2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0.16">
                <text:p>80.16</text:p>
              </table:table-cell>
              <table:table-cell office:value-type="float" office:value="187.263">
                <text:p>187.26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6.422cm" svg:y="0.316cm" chart:style-name="ch2">
          <text:p>TIME - INITIAL</text:p>
        </chart:title>
        <chart:legend chart:legend-position="end" svg:x="14.451cm" svg:y="3.703cm" style:legend-expansion="high" chart:style-name="ch3"/>
        <chart:plot-area chart:style-name="ch4" table:cell-range-address="All.A36:All.D45" chart:data-source-has-labels="both" svg:x="0.32cm" svg:y="1.275cm" svg:width="13.811cm" svg:height="7.545cm">
          <chartooo:coordinate-region svg:x="1.312cm" svg:y="1.475cm" svg:width="12.539cm" svg:height="6.698cm"/>
          <chart:axis chart:dimension="x" chart:name="primary-x" chart:style-name="ch5" chartooo:axis-type="auto">
            <chart:categories table:cell-range-address="All.A37:All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37:All.B45" chart:label-cell-address="All.B36:All.B36" chart:class="chart:scatter">
            <chart:domain table:cell-range-address="All.A37:All.A45"/>
            <chart:data-point chart:repeated="9"/>
          </chart:series>
          <chart:series chart:style-name="ch8" chart:values-cell-range-address="All.C37:All.C45" chart:label-cell-address="All.C36:All.C36" chart:class="chart:scatter">
            <chart:data-point chart:repeated="9"/>
          </chart:series>
          <chart:series chart:style-name="ch9" chart:values-cell-range-address="All.D37:All.D45" chart:label-cell-address="All.D36:All.D36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96</text:p>
                <draw:g>
                  <svg:desc>All.B36:All.B36</svg:desc>
                </draw:g>
              </table:table-cell>
              <table:table-cell office:value-type="string">
                <text:p>N216</text:p>
                <draw:g>
                  <svg:desc>All.C36:All.C36</svg:desc>
                </draw:g>
              </table:table-cell>
              <table:table-cell office:value-type="string">
                <text:p>N512</text:p>
                <draw:g>
                  <svg:desc>All.D36:All.D3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ll.A37:All.A45</svg:desc>
                </draw:g>
              </table:table-cell>
              <table:table-cell office:value-type="float" office:value="0">
                <text:p>0</text:p>
                <draw:g>
                  <svg:desc>All.A37:All.A45</svg:desc>
                </draw:g>
              </table:table-cell>
              <table:table-cell office:value-type="float" office:value="67.301">
                <text:p>67.301</text:p>
                <draw:g>
                  <svg:desc>All.B37:All.B45</svg:desc>
                </draw:g>
              </table:table-cell>
              <table:table-cell office:value-type="float" office:value="174.389">
                <text:p>174.389</text:p>
                <draw:g>
                  <svg:desc>All.C37:All.C45</svg:desc>
                </draw:g>
              </table:table-cell>
              <table:table-cell office:value-type="float" office:value="5300.303">
                <text:p>5300.303</text:p>
                <draw:g>
                  <svg:desc>All.D37:All.D4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8.309">
                <text:p>58.309</text:p>
              </table:table-cell>
              <table:table-cell office:value-type="float" office:value="185.527">
                <text:p>185.527</text:p>
              </table:table-cell>
              <table:table-cell office:value-type="float" office:value="5606.491">
                <text:p>5606.4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0.711">
                <text:p>60.711</text:p>
              </table:table-cell>
              <table:table-cell office:value-type="float" office:value="156.269">
                <text:p>156.269</text:p>
              </table:table-cell>
              <table:table-cell office:value-type="float" office:value="5357.459">
                <text:p>5357.4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3.835">
                <text:p>63.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9.045">
                <text:p>59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7.833">
                <text:p>67.833</text:p>
              </table:table-cell>
              <table:table-cell office:value-type="float" office:value="124.667">
                <text:p>124.667</text:p>
              </table:table-cell>
              <table:table-cell office:value-type="float" office:value="5173.231">
                <text:p>5173.23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8.387">
                <text:p>58.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8.597">
                <text:p>58.597</text:p>
              </table:table-cell>
              <table:table-cell office:value-type="float" office:value="143.084">
                <text:p>143.084</text:p>
              </table:table-cell>
              <table:table-cell office:value-type="float" office:value="5338.959">
                <text:p>5338.9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2.54">
                <text:p>62.54</text:p>
              </table:table-cell>
              <table:table-cell office:value-type="float" office:value="137.383">
                <text:p>137.38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legend chart:legend-position="end" svg:x="14.451cm" svg:y="3.952cm" style:legend-expansion="high" chart:style-name="ch2"/>
        <chart:plot-area chart:style-name="ch3" table:cell-range-address="All.A13:All.C22" chart:data-source-has-labels="both" svg:x="0.32cm" svg:y="0.18cm" svg:width="13.811cm" svg:height="8.64cm">
          <chartooo:coordinate-region svg:x="1.127cm" svg:y="0.379cm" svg:width="12.724cm" svg:height="7.794cm"/>
          <chart:axis chart:dimension="x" chart:name="primary-x" chart:style-name="ch4" chartooo:axis-type="auto">
            <chart:categories table:cell-range-address="All.A14:All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14:All.B22" chart:label-cell-address="All.B13:All.B13" chart:class="chart:scatter">
            <chart:domain table:cell-range-address="All.A14:All.A22"/>
            <chart:data-point chart:repeated="9"/>
          </chart:series>
          <chart:series chart:style-name="ch7" chart:values-cell-range-address="All.C14:All.C22" chart:label-cell-address="All.C13:All.C13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96</text:p>
                <draw:g>
                  <svg:desc>All.B13:All.B13</svg:desc>
                </draw:g>
              </table:table-cell>
              <table:table-cell office:value-type="string">
                <text:p>N216</text:p>
                <draw:g>
                  <svg:desc>All.C13:All.C1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ll.A14:All.A22</svg:desc>
                </draw:g>
              </table:table-cell>
              <table:table-cell office:value-type="float" office:value="0">
                <text:p>0</text:p>
                <draw:g>
                  <svg:desc>All.A14:All.A22</svg:desc>
                </draw:g>
              </table:table-cell>
              <table:table-cell office:value-type="float" office:value="84.471">
                <text:p>84.471</text:p>
                <draw:g>
                  <svg:desc>All.B14:All.B22</svg:desc>
                </draw:g>
              </table:table-cell>
              <table:table-cell office:value-type="float" office:value="226.549">
                <text:p>226.549</text:p>
                <draw:g>
                  <svg:desc>All.C14:All.C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4.089">
                <text:p>74.089</text:p>
              </table:table-cell>
              <table:table-cell office:value-type="float" office:value="238.147">
                <text:p>238.1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4.371">
                <text:p>74.371</text:p>
              </table:table-cell>
              <table:table-cell office:value-type="float" office:value="204.609">
                <text:p>204.6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1.195">
                <text:p>81.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4.455">
                <text:p>74.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7.363">
                <text:p>87.363</text:p>
              </table:table-cell>
              <table:table-cell office:value-type="float" office:value="176.307">
                <text:p>176.30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1.137">
                <text:p>71.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3.167">
                <text:p>73.167</text:p>
              </table:table-cell>
              <table:table-cell office:value-type="float" office:value="194.564">
                <text:p>194.5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0.16">
                <text:p>80.16</text:p>
              </table:table-cell>
              <table:table-cell office:value-type="float" office:value="187.263">
                <text:p>187.2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legend chart:legend-position="end" svg:x="14.451cm" svg:y="3.952cm" style:legend-expansion="high" chart:style-name="ch2"/>
        <chart:plot-area chart:style-name="ch3" table:cell-range-address="All.A36:All.C45" chart:data-source-has-labels="both" svg:x="0.32cm" svg:y="0.18cm" svg:width="13.811cm" svg:height="8.64cm">
          <chartooo:coordinate-region svg:x="0.941cm" svg:y="0.379cm" svg:width="12.724cm" svg:height="7.794cm"/>
          <chart:axis chart:dimension="x" chart:name="primary-x" chart:style-name="ch4" chartooo:axis-type="auto">
            <chart:categories table:cell-range-address="All.A37:All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37:All.B45" chart:label-cell-address="All.B36:All.B36" chart:class="chart:scatter">
            <chart:domain table:cell-range-address="All.A37:All.A45"/>
            <chart:data-point chart:repeated="9"/>
          </chart:series>
          <chart:series chart:style-name="ch7" chart:values-cell-range-address="All.C37:All.C45" chart:label-cell-address="All.C36:All.C36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96</text:p>
                <draw:g>
                  <svg:desc>All.B36:All.B36</svg:desc>
                </draw:g>
              </table:table-cell>
              <table:table-cell office:value-type="string">
                <text:p>N216</text:p>
                <draw:g>
                  <svg:desc>All.C36:All.C3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ll.A37:All.A45</svg:desc>
                </draw:g>
              </table:table-cell>
              <table:table-cell office:value-type="float" office:value="0">
                <text:p>0</text:p>
                <draw:g>
                  <svg:desc>All.A37:All.A45</svg:desc>
                </draw:g>
              </table:table-cell>
              <table:table-cell office:value-type="float" office:value="67.301">
                <text:p>67.301</text:p>
                <draw:g>
                  <svg:desc>All.B37:All.B45</svg:desc>
                </draw:g>
              </table:table-cell>
              <table:table-cell office:value-type="float" office:value="174.389">
                <text:p>174.389</text:p>
                <draw:g>
                  <svg:desc>All.C37:All.C4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8.309">
                <text:p>58.309</text:p>
              </table:table-cell>
              <table:table-cell office:value-type="float" office:value="185.527">
                <text:p>185.5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0.711">
                <text:p>60.711</text:p>
              </table:table-cell>
              <table:table-cell office:value-type="float" office:value="156.269">
                <text:p>156.2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3.835">
                <text:p>63.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9.045">
                <text:p>59.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7.833">
                <text:p>67.833</text:p>
              </table:table-cell>
              <table:table-cell office:value-type="float" office:value="124.667">
                <text:p>124.66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8.387">
                <text:p>58.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8.597">
                <text:p>58.597</text:p>
              </table:table-cell>
              <table:table-cell office:value-type="float" office:value="143.084">
                <text:p>143.0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2.54">
                <text:p>62.54</text:p>
              </table:table-cell>
              <table:table-cell office:value-type="float" office:value="137.383">
                <text:p>137.3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